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5DC0196482DACD51.png" manifest:media-type="image/png"/>
  <manifest:file-entry manifest:full-path="Pictures/1000010C00000295000002958DF186621D7856FC.svg" manifest:media-type="image/svg+xml"/>
  <manifest:file-entry manifest:full-path="Pictures/100000010000001100000011CCDE755A5EE839D5.png" manifest:media-type="image/png"/>
  <manifest:file-entry manifest:full-path="Pictures/10000001000002010000020123E150D4338E0328.png" manifest:media-type="image/png"/>
  <manifest:file-entry manifest:full-path="Pictures/1000053F000035050000350546D674BCE9ACB667.svg" manifest:media-type="image/svg+xml"/>
  <manifest:file-entry manifest:full-path="Pictures/10000001000000C8000000C821F10FC011904EF0.png" manifest:media-type="image/png"/>
  <manifest:file-entry manifest:full-path="Pictures/10000373000001C2000001C23FD188C3196B07A0.svg" manifest:media-type="image/svg+xml"/>
  <manifest:file-entry manifest:full-path="Pictures/10000001000000C8000000C855C8E72BEE46E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3.933cm"/>
      <style:paragraph-properties style:writing-mode="lr-tb"/>
    </style:style>
    <style:style style:name="gr2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3.933cm"/>
      <style:paragraph-properties style:writing-mode="lr-tb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3.933cm"/>
      <style:paragraph-properties style:writing-mode="lr-tb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3.933cm"/>
      <style:paragraph-properties style:writing-mode="lr-tb"/>
    </style:style>
    <style:style style:name="gr5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3.933cm"/>
      <style:paragraph-properties style:writing-mode="lr-tb"/>
    </style:style>
    <style:style style:name="gr6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3.933cm"/>
      <style:paragraph-properties style:writing-mode="lr-tb"/>
    </style:style>
    <style:style style:name="gr7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3.933cm"/>
      <style:paragraph-properties style:writing-mode="lr-tb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6.718cm"/>
      <style:paragraph-properties style:writing-mode="lr-tb"/>
    </style:style>
    <style:style style:name="gr9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6.718cm"/>
      <style:paragraph-properties style:writing-mode="lr-tb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6.718cm"/>
      <style:paragraph-properties style:writing-mode="lr-tb"/>
    </style:style>
    <style:style style:name="gr11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6.718cm"/>
      <style:paragraph-properties style:writing-mode="lr-tb"/>
    </style:style>
    <style:style style:name="gr12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6.718cm"/>
      <style:paragraph-properties style:writing-mode="lr-tb"/>
    </style:style>
    <style:style style:name="gr13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6.718cm"/>
      <style:paragraph-properties style:writing-mode="lr-tb"/>
    </style:style>
    <style:style style:name="gr14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6.718cm"/>
      <style:paragraph-properties style:writing-mode="lr-tb"/>
    </style:style>
    <style:style style:name="gr15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11.545cm"/>
      <style:paragraph-properties style:writing-mode="lr-tb"/>
    </style:style>
    <style:style style:name="gr16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11.545cm"/>
      <style:paragraph-properties style:writing-mode="lr-tb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1.545cm"/>
      <style:paragraph-properties style:writing-mode="lr-tb"/>
    </style:style>
    <style:style style:name="gr18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11.545cm"/>
      <style:paragraph-properties style:writing-mode="lr-tb"/>
    </style:style>
    <style:style style:name="gr19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11.545cm"/>
      <style:paragraph-properties style:writing-mode="lr-tb"/>
    </style:style>
    <style:style style:name="gr20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11.545cm"/>
      <style:paragraph-properties style:writing-mode="lr-tb"/>
    </style:style>
    <style:style style:name="gr21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11.545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6.718cm"/>
      <style:paragraph-properties style:writing-mode="lr-tb"/>
    </style:style>
    <style:style style:name="gr24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6.718cm"/>
      <style:paragraph-properties style:writing-mode="lr-tb"/>
    </style:style>
    <style:style style:name="gr25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8.513cm"/>
      <style:paragraph-properties style:writing-mode="lr-tb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8.513cm"/>
      <style:paragraph-properties style:writing-mode="lr-tb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1.515cm" fo:min-width="8.513cm"/>
      <style:paragraph-properties style:writing-mode="lr-tb"/>
    </style:style>
    <style:style style:name="gr28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8.513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0.87cm" fo:min-width="0.62cm"/>
      <style:paragraph-properties style:writing-mode="lr-tb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871cm" fo:min-width="0.62cm"/>
      <style:paragraph-properties style:writing-mode="lr-tb"/>
    </style:style>
    <style:style style:name="gr32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4.883cm" fo:min-width="7.699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0.277cm" fo:min-width="0.027cm"/>
    </style:style>
    <style:style style:name="gr35" style:family="graphic" style:parent-style-name="standard">
      <style:graphic-properties draw:stroke="none" draw:opacity="0%" draw:textarea-horizontal-align="justify" draw:textarea-vertical-align="middle" draw:auto-grow-height="false" fo:min-height="0.34cm" fo:min-width="1.232cm"/>
      <style:paragraph-properties style:writing-mode="lr-tb"/>
    </style:style>
    <style:style style:name="gr3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5.941cm" fo:min-width="6.54cm"/>
    </style:style>
    <style:style style:name="gr37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75cm" fo:min-width="3.209cm"/>
    </style:style>
    <style:style style:name="gr38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2.991cm" fo:min-width="6.274cm"/>
    </style:style>
    <style:style style:name="gr39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width="0.212cm" svg:stroke-color="#468a1a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2" style:family="graphic" style:parent-style-name="objectwithoutfill">
      <style:graphic-properties svg:stroke-width="0.212cm" svg:stroke-color="#5983b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4cm" fo:min-width="2.433cm"/>
      <style:paragraph-properties style:writing-mode="lr-tb"/>
    </style:style>
    <style:style style:name="gr44" style:family="graphic" style:parent-style-name="objectwithoutfill">
      <style:graphic-properties svg:stroke-width="0.106cm" svg:stroke-color="#d62e4e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3465a4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81cm" svg:stroke-color="#666666" draw:marker-start-width="0.322cm" draw:marker-end-width="0.322cm" draw:fill="none" loext:fill-use-slide-background="false" draw:textarea-horizontal-align="justify" draw:textarea-vertical-align="middle" draw:auto-grow-height="false" fo:min-height="5.324cm" fo:min-width="5.074cm" fo:padding-top="0.166cm" fo:padding-bottom="0.166cm" fo:padding-left="0.291cm" fo:padding-right="0.291cm"/>
    </style:style>
    <style:style style:name="gr47" style:family="graphic" style:parent-style-name="standard">
      <style:graphic-properties draw:stroke="none" svg:stroke-color="#3465a4" draw:fill-color="#468a1a" draw:textarea-horizontal-align="justify" draw:textarea-vertical-align="middle" draw:auto-grow-height="false" fo:min-height="0.103cm" fo:min-width="0cm"/>
    </style:style>
    <style:style style:name="gr48" style:family="graphic" style:parent-style-name="objectwithoutfill">
      <style:graphic-properties svg:stroke-width="0.081cm" svg:stroke-color="#468a1a" draw:marker-start-width="0.322cm" draw:marker-end="Arrowheads_20_7" draw:marker-end-width="0.422cm" draw:fill="none" draw:textarea-vertical-align="middle" fo:padding-top="0.166cm" fo:padding-bottom="0.166cm" fo:padding-left="0.291cm" fo:padding-right="0.291cm"/>
    </style:style>
    <style:style style:name="gr49" style:family="graphic" style:parent-style-name="standard">
      <style:graphic-properties draw:stroke="none" draw:opacity="0%" draw:textarea-horizontal-align="justify" draw:textarea-vertical-align="middle" draw:auto-grow-height="false" fo:min-height="1.089cm" fo:min-width="5.93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Sans Display Medium1" fo:font-weight="normal"/>
    </style:style>
    <style:style style:name="P2" style:family="paragraph">
      <loext:graphic-properties draw:fill-color="#3faf46"/>
      <style:paragraph-properties fo:text-align="center" style:writing-mode="lr-tb"/>
      <style:text-properties style:font-name="Noto Sans Display Medium1" fo:font-weight="normal"/>
    </style:style>
    <style:style style:name="P3" style:family="paragraph">
      <loext:graphic-properties draw:fill-color="#afd095"/>
      <style:paragraph-properties fo:text-align="center" style:writing-mode="lr-tb"/>
      <style:text-properties style:font-name="Noto Sans Display Medium1" fo:font-weight="normal"/>
    </style:style>
    <style:style style:name="P4" style:family="paragraph">
      <loext:graphic-properties draw:fill-color="#729fcf"/>
      <style:paragraph-properties fo:text-align="center" style:writing-mode="lr-tb"/>
      <style:text-properties style:font-name="Noto Sans Display Medium1" fo:font-weight="normal"/>
    </style:style>
    <style:style style:name="P5" style:family="paragraph">
      <loext:graphic-properties draw:fill-color="#b4c7dc"/>
      <style:paragraph-properties fo:text-align="center" style:writing-mode="lr-tb"/>
      <style:text-properties style:font-name="Noto Sans Display Medium1" fo:font-weight="normal"/>
    </style:style>
    <style:style style:name="P6" style:family="paragraph">
      <loext:graphic-properties draw:fill-color="#d62e4e"/>
      <style:paragraph-properties fo:text-align="center" style:writing-mode="lr-tb"/>
      <style:text-properties style:font-name="Noto Sans Display Medium1" fo:font-weight="normal"/>
    </style:style>
    <style:style style:name="P7" style:family="paragraph">
      <loext:graphic-properties draw:fill-color="#e16173"/>
      <style:paragraph-properties fo:text-align="center" style:writing-mode="lr-tb"/>
      <style:text-properties style:font-name="Noto Sans Display Medium1" fo:font-weight="normal"/>
    </style:style>
    <style:style style:name="P8" style:family="paragraph">
      <loext:graphic-properties draw:fill-color="#ec9ba4"/>
      <style:paragraph-properties fo:text-align="center" style:writing-mode="lr-tb"/>
      <style:text-properties style:font-name="Noto Sans Display Medium1" fo:font-weight="normal"/>
    </style:style>
    <style:style style:name="P9" style:family="paragraph"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0" style:family="paragraph">
      <loext:graphic-properties draw:fill-color="#3faf46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1" style:family="paragraph">
      <loext:graphic-properties draw:fill-color="#afd095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2" style:family="paragraph">
      <loext:graphic-properties draw:fill-color="#729fcf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3" style:family="paragraph">
      <loext:graphic-properties draw:fill-color="#b4c7dc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4" style:family="paragraph">
      <loext:graphic-properties draw:fill-color="#d62e4e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5" style:family="paragraph">
      <loext:graphic-properties draw:fill-color="#e16173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6" style:family="paragraph">
      <loext:graphic-properties draw:fill-color="#ec9ba4"/>
      <style:paragraph-properties fo:text-align="center" style:writing-mode="lr-tb"/>
      <style:text-properties style:font-name="Noto Sans Display Medium1" fo:font-weight="normal" style:font-name-asian="Noto Sans Display Medium1"/>
    </style:style>
    <style:style style:name="P17" style:family="paragraph"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18" style:family="paragraph">
      <loext:graphic-properties draw:fill-color="#3faf46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19" style:family="paragraph">
      <loext:graphic-properties draw:fill-color="#afd095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21" style:family="paragraph">
      <loext:graphic-properties draw:fill-color="#b4c7dc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22" style:family="paragraph">
      <loext:graphic-properties draw:fill-color="#d62e4e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23" style:family="paragraph">
      <loext:graphic-properties draw:fill-color="#e16173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24" style:family="paragraph">
      <loext:graphic-properties draw:fill-color="#ec9ba4"/>
      <style:paragraph-properties fo:text-align="center" style:writing-mode="lr-tb"/>
      <style:text-properties style:font-name="Noto Sans Display Medium" fo:font-size="12pt" fo:font-weight="normal" style:font-name-asian="Noto Sans Display Medium" style:font-size-asian="12pt" style:font-size-complex="12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style:line-spacing="0cm" fo:text-align="center" style:writing-mode="lr-tb"/>
      <style:text-properties style:font-name="Noto Sans Display Medium1" fo:font-weight="normal" style:font-name-asian="Noto Sans Display Medium1"/>
    </style:style>
    <style:style style:name="P27" style:family="paragraph">
      <loext:graphic-properties draw:fill-color="#3faf46"/>
      <style:paragraph-properties style:line-spacing="0cm" fo:text-align="center" style:writing-mode="lr-tb"/>
      <style:text-properties style:font-name="Noto Sans Display Medium1" fo:font-weight="normal" style:font-name-asian="Noto Sans Display Medium1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b2b2b2"/>
      <style:paragraph-properties fo:text-align="center" style:writing-mode="lr-tb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5983b0"/>
      <style:paragraph-properties fo:text-align="center"/>
    </style:style>
    <style:style style:name="P34" style:family="paragraph">
      <style:paragraph-properties fo:text-align="center" style:writing-mode="lr-tb"/>
      <style:text-properties fo:font-size="12pt" style:font-size-asian="12pt" style:font-size-complex="12pt"/>
    </style:style>
    <style:style style:name="P35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style:paragraph-properties fo:text-align="center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opacity="0%"/>
      <style:paragraph-properties fo:text-align="center" style:writing-mode="lr-tb"/>
      <style:text-properties fo:color="#000000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text-align="center" style:writing-mode="lr-tb"/>
      <style:text-properties fo:color="#d62e4e" loext:opacity="100%"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opacity="0%"/>
      <style:paragraph-properties fo:text-align="center" style:writing-mode="lr-tb"/>
      <style:text-properties fo:color="#d62e4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text-align="center" style:writing-mode="lr-tb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opacity="0%"/>
      <style:paragraph-properties fo:text-align="center" style:writing-mode="lr-tb"/>
      <style:text-properties fo:color="#3465a4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-color="#468a1a"/>
      <style:paragraph-properties fo:text-align="center"/>
    </style:style>
    <style:style style:name="P43" style:family="paragraph">
      <style:paragraph-properties fo:text-align="center" style:writing-mode="lr-tb"/>
      <style:text-properties fo:color="#468a1a" loext:opacity="100%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opacity="0%"/>
      <style:paragraph-properties fo:text-align="center" style:writing-mode="lr-tb"/>
      <style:text-properties fo:color="#468a1a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Noto Sans Display Medium1" fo:font-weight="normal"/>
    </style:style>
    <style:style style:name="T2" style:family="text">
      <style:text-properties style:font-name="Noto Sans Display Medium1" fo:font-weight="normal" style:font-name-asian="Noto Sans Display Medium1"/>
    </style:style>
    <style:style style:name="T3" style:family="text">
      <style:text-properties style:font-name="Noto Sans Display Medium" fo:font-size="12pt" fo:font-weight="normal" style:font-name-asian="Noto Sans Display Medium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d62e4e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433cm" svg:height="1.766cm" svg:x="1.908cm" svg:y="13.071cm">
          <text:p text:style-name="P1"><text:span text:style-name="T1">Lay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33cm" svg:height="1.766cm" svg:x="1.908cm" svg:y="11.044cm">
          <text:p text:style-name="P1"><text:span text:style-name="T1">Lay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33cm" svg:height="1.767cm" svg:x="1.908cm" svg:y="9.016cm">
          <text:p text:style-name="P1"><text:span text:style-name="T1">Lay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33cm" svg:height="1.765cm" svg:x="1.908cm" svg:y="6.992cm">
          <text:p text:style-name="P1"><text:span text:style-name="T1">Lay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433cm" svg:height="1.766cm" svg:x="1.908cm" svg:y="4.963cm">
          <text:p text:style-name="P1"><text:span text:style-name="T1">Layer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33cm" svg:height="1.767cm" svg:x="1.908cm" svg:y="2.939cm">
          <text:p text:style-name="P1"><text:span text:style-name="T1">Layer 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33cm" svg:height="1.766cm" svg:x="1.908cm" svg:y="0.912cm">
          <text:p text:style-name="P1"><text:span text:style-name="T1">Layer 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218cm" svg:height="1.766cm" svg:x="6.584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6.584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6.584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6.58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6.584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6.584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6.584cm" svg:y="0.913cm">
          <text:p text:style-name="P9"><text:span text:style-name="T2">アプリケー</text:span><text:span text:style-name="T2">ション層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045cm" svg:height="1.766cm" svg:x="14.047cm" svg:y="13.073cm">
          <text:p text:style-name="P17"><text:span text:style-name="T3">物理的な接続におけ</text:span><text:span text:style-name="T3">る規格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2.045cm" svg:height="1.766cm" svg:x="14.047cm" svg:y="11.046cm">
          <text:p text:style-name="P17"><text:span text:style-name="T3">隣接的に接続されて</text:span><text:span text:style-name="T3">いる通信機器間の信</text:span><text:span text:style-name="T3">号の受け渡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2.045cm" svg:height="1.767cm" svg:x="14.047cm" svg:y="9.018cm">
          <text:p text:style-name="P17"><text:span text:style-name="T3">通信相手との通信経</text:span><text:span text:style-name="T3">路の選択（ルーティ</text:span><text:span text:style-name="T3">ング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2.045cm" svg:height="1.765cm" svg:x="14.047cm" svg:y="6.994cm">
          <text:p text:style-name="P17"><text:span text:style-name="T3">通信相手との通信の</text:span><text:span text:style-name="T3">管理</text:span></text:p>
          <text:p text:style-name="P17"><text:span text:style-name="T3">（確実に通信できて</text:span><text:span text:style-name="T3">いるかの確認や再送</text:span><text:span text:style-name="T3">制御など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12.045cm" svg:height="1.766cm" svg:x="14.047cm" svg:y="4.965cm">
          <text:p text:style-name="P17"><text:span text:style-name="T3">通信の開始から終了</text:span><text:span text:style-name="T3">までの手順の制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12.045cm" svg:height="1.767cm" svg:x="14.047cm" svg:y="2.941cm">
          <text:p text:style-name="P17"><text:span text:style-name="T3">データフォーマット</text:span><text:span text:style-name="T3">の変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2.045cm" svg:height="1.766cm" svg:x="14.047cm" svg:y="0.914cm">
          <text:p text:style-name="P17"><text:span text:style-name="T3">アプリケーションにおける通信サービスの提供</text:span><text:span text:style-name="T3"><text:line-break/></text:span><text:span text:style-name="T3">（</text:span><text:span text:style-name="T3">Web</text:span><text:span text:style-name="T3">、ファイル転送、メールなど）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0" draw:layer="layout" svg:width="7.218cm" svg:height="1.766cm" svg:x="1.928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1.928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1.928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1.928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1.928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1.928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1.928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7.218cm" svg:height="5.817cm" svg:x="9.49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7.218cm" svg:height="3.793cm" svg:x="9.494cm" svg:y="11.045cm">
          <text:p text:style-name="P26"><text:span text:style-name="T2">ネットワーク</text:span></text:p>
          <text:p text:style-name="P26"><text:span text:style-name="T2">インタフェース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9.494cm" svg:y="9.017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9.49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9.013cm" svg:height="5.817cm" svg:x="17.06cm" svg:y="0.913cm">
          <text:p text:style-name="P9"><text:span text:style-name="T2">HTTP, FTP, POP3, SMTP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9.013cm" svg:height="1.765cm" svg:x="17.06cm" svg:y="6.993cm">
          <text:p text:style-name="P9"><text:span text:style-name="T2">TCP,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9.013cm" svg:height="1.765cm" svg:x="17.06cm" svg:y="9.019cm">
          <text:p text:style-name="P9"><text:span text:style-name="T2">IP, IC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013cm" svg:height="3.793cm" svg:x="17.06cm" svg:y="11.045cm">
          <text:p text:style-name="P9"><text:span text:style-name="T2">Ethernet, P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Graphic 17" draw:style-name="gr29" draw:text-style-name="P28" draw:layer="layout" svg:width="1.304cm" svg:height="1.304cm" svg:x="9.19cm" svg:y="8.822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4" draw:style-name="gr29" draw:text-style-name="P28" draw:layer="layout" svg:width="1.304cm" svg:height="1.304cm" svg:x="3.394cm" svg:y="12.89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0" draw:text-style-name="P30" draw:layer="layout" svg:width="1.582cm" svg:height="1.582cm" svg:x="5.686cm" svg:y="4.968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19.097cm" svg:y="3.922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24.314cm" svg:y="9.518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1" draw:layer="layout" svg:width="11.595cm" svg:height="7.259cm" svg:x="0.652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895cm" svg:y1="5.176cm" svg:x2="0cm" svg:y2="2.042cm">
          <text:p/>
        </draw:line>
        <draw:line draw:style-name="gr33" draw:text-style-name="P32" draw:layer="layout" svg:x1="5.686cm" svg:y1="5.709cm" svg:x2="0cm" svg:y2="5.802cm">
          <text:p/>
        </draw:line>
        <draw:custom-shape draw:style-name="gr34" draw:text-style-name="P33" draw:layer="layout" svg:width="0.743cm" svg:height="0.743cm" svg:x="4.558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095cm" svg:y1="8.966cm" svg:x2="6.19cm" svg:y2="6.55cm">
          <text:p/>
        </draw:line>
        <draw:custom-shape draw:style-name="gr35" draw:text-style-name="P35" draw:layer="layout" svg:width="1.732cm" svg:height="0.59cm" svg:x="3.127cm" svg:y="8.79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0.8cm" svg:y="8.442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2.999cm" svg:y="1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488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3.543cm" svg:y="11.27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6.629cm" svg:y="9.521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4.7cm" svg:y1="9.709cm" svg:x2="3.543cm" svg:y2="11.663cm">
          <text:p/>
        </draw:line>
        <draw:line draw:style-name="gr33" draw:text-style-name="P32" draw:layer="layout" svg:x1="5.301cm" svg:y1="9.497cm" svg:x2="7.488cm" svg:y2="10.348cm">
          <text:p/>
        </draw:line>
        <draw:frame draw:name="Graphic 1" draw:style-name="gr29" draw:text-style-name="P28" draw:layer="layout" svg:width="1.304cm" svg:height="1.304cm" svg:x="9.469cm" svg:y="10.85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" draw:style-name="gr29" draw:text-style-name="P28" draw:layer="layout" svg:width="1.304cm" svg:height="1.304cm" svg:x="1.111cm" svg:y="10.35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3" draw:style-name="gr29" draw:text-style-name="P28" draw:layer="layout" svg:width="1.304cm" svg:height="1.304cm" svg:x="8.165cm" svg:y="12.157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2.999cm" svg:y1="11.883cm" svg:x2="2.149cm" svg:y2="11.198cm">
          <text:p/>
        </draw:line>
        <draw:line draw:style-name="gr33" draw:text-style-name="P32" draw:layer="layout" svg:x1="3.567cm" svg:y1="12.406cm" svg:x2="4.015cm" svg:y2="12.898cm">
          <text:p/>
        </draw:line>
        <draw:line draw:style-name="gr33" draw:text-style-name="P32" draw:layer="layout" svg:x1="7.937cm" svg:y1="10.776cm" svg:x2="8.433cm" svg:y2="12.403cm">
          <text:p/>
        </draw:line>
        <draw:line draw:style-name="gr33" draw:text-style-name="P32" draw:layer="layout" svg:x1="8.231cm" svg:y1="10.584cm" svg:x2="9.709cm" svg:y2="11.387cm">
          <text:p/>
        </draw:line>
        <draw:line draw:style-name="gr33" draw:text-style-name="P32" draw:layer="layout" svg:x1="8.231cm" svg:y1="10.277cm" svg:x2="9.425cm" svg:y2="9.592cm">
          <text:p/>
        </draw:line>
        <draw:line draw:style-name="gr33" draw:text-style-name="P32" draw:layer="layout" svg:x1="19.097cm" svg:y1="4.725cm" svg:x2="7.268cm" svg:y2="5.741cm">
          <text:p/>
        </draw:line>
        <draw:line draw:style-name="gr33" draw:text-style-name="P32" draw:layer="layout" svg:x1="24.54cm" svg:y1="9.662cm" svg:x2="20.679cm" svg:y2="4.985cm">
          <text:p/>
        </draw:line>
        <draw:line draw:style-name="gr33" draw:text-style-name="P32" draw:layer="layout" svg:x1="25.159cm" svg:y1="15.75cm" svg:x2="25.159cm" svg:y2="11.101cm">
          <text:p/>
        </draw:line>
        <draw:line draw:style-name="gr33" draw:text-style-name="P32" draw:layer="layout" svg:x1="28cm" svg:y1="9.355cm" svg:x2="25.896cm" svg:y2="10.394cm">
          <text:p/>
        </draw:line>
        <draw:custom-shape draw:style-name="gr36" draw:text-style-name="P31" draw:layer="layout" svg:width="9.956cm" svg:height="8.753cm" svg:x="12.828cm" svg:y="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5.139cm" svg:y="5.741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8.072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15.828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20.00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5.243cm" svg:height="4.843cm" svg:x="13.703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3.438cm" svg:y="9.543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frame draw:name="Graphic 4" draw:style-name="gr29" draw:text-style-name="P28" draw:layer="layout" svg:width="1.304cm" svg:height="1.304cm" svg:x="14.127cm" svg:y="11.609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5" draw:style-name="gr29" draw:text-style-name="P28" draw:layer="layout" svg:width="1.304cm" svg:height="1.304cm" svg:x="16.466cm" svg:y="12.2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6" draw:style-name="gr29" draw:text-style-name="P28" draw:layer="layout" svg:width="1.304cm" svg:height="1.304cm" svg:x="18.946cm" svg:y="12.531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7" draw:style-name="gr29" draw:text-style-name="P28" draw:layer="layout" svg:width="1.304cm" svg:height="1.304cm" svg:x="15.095cm" svg:y="7.6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8" draw:style-name="gr29" draw:text-style-name="P28" draw:layer="layout" svg:width="1.304cm" svg:height="1.304cm" svg:x="20.757cm" svg:y="11.4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5" draw:text-style-name="P35" draw:layer="layout" svg:width="1.732cm" svg:height="0.59cm" svg:x="14.401cm" svg:y="10.466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18.677cm" svg:y="7.187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20.567cm" svg:y="9.509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8.639cm" svg:y1="7.034cm" svg:x2="19.419cm" svg:y2="5.363cm">
          <text:p/>
        </draw:line>
        <draw:line draw:style-name="gr33" draw:text-style-name="P32" draw:layer="layout" svg:x1="16.371cm" svg:y1="10.672cm" svg:x2="18.214cm" svg:y2="7.63cm">
          <text:p/>
        </draw:line>
        <draw:line draw:style-name="gr33" draw:text-style-name="P32" draw:layer="layout" svg:x1="20.198cm" svg:y1="9.509cm" svg:x2="18.677cm" svg:y2="7.63cm">
          <text:p/>
        </draw:line>
        <draw:line draw:style-name="gr33" draw:text-style-name="P32" draw:layer="layout" svg:x1="16.159cm" svg:y1="8.22cm" svg:x2="18.072cm" svg:y2="7.441cm">
          <text:p/>
        </draw:line>
        <draw:line draw:style-name="gr33" draw:text-style-name="P32" draw:layer="layout" svg:x1="15.167cm" svg:y1="11.995cm" svg:x2="15.828cm" svg:y2="11.267cm">
          <text:p/>
        </draw:line>
        <draw:line draw:style-name="gr33" draw:text-style-name="P32" draw:layer="layout" svg:x1="16.891cm" svg:y1="12.27cm" svg:x2="16.371cm" svg:y2="11.367cm">
          <text:p/>
        </draw:line>
        <draw:line draw:style-name="gr33" draw:text-style-name="P32" draw:layer="layout" svg:x1="19.631cm" svg:y1="12.531cm" svg:x2="20.222cm" svg:y2="10.252cm">
          <text:p/>
        </draw:line>
        <draw:line draw:style-name="gr33" draw:text-style-name="P32" draw:layer="layout" svg:x1="21.285cm" svg:y1="11.48cm" svg:x2="20.579cm" svg:y2="10.252cm">
          <text:p/>
        </draw:line>
        <draw:custom-shape draw:style-name="gr38" draw:text-style-name="P31" draw:layer="layout" svg:width="9.578cm" svg:height="4.583cm" svg:x="6.355cm" svg:y="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606cm" svg:y="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7.606cm" svg:y="3.473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1.22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1.504cm" svg:y="1.678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frame draw:name="Graphic 9" draw:style-name="gr29" draw:text-style-name="P28" draw:layer="layout" svg:width="1.304cm" svg:height="1.304cm" svg:x="9.969cm" svg:y="3.22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0" draw:style-name="gr29" draw:text-style-name="P28" draw:layer="layout" svg:width="1.304cm" svg:height="1.304cm" svg:x="13.182cm" svg:y="2.77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1" draw:style-name="gr29" draw:text-style-name="P28" draw:layer="layout" svg:width="1.304cm" svg:height="1.304cm" svg:x="9.332cm" svg:y="0.671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6.733cm" svg:y1="4.968cm" svg:x2="7.749cm" svg:y2="3.473cm">
          <text:p/>
        </draw:line>
        <draw:line draw:style-name="gr33" draw:text-style-name="P32" draw:layer="layout" svg:x1="8.349cm" svg:y1="3.024cm" svg:x2="11.22cm" svg:y2="2.504cm">
          <text:p/>
        </draw:line>
        <draw:line draw:style-name="gr33" draw:text-style-name="P32" draw:layer="layout" svg:x1="10.447cm" svg:y1="1.507cm" svg:x2="11.32cm" svg:y2="2.097cm">
          <text:p/>
        </draw:line>
        <draw:line draw:style-name="gr33" draw:text-style-name="P32" draw:layer="layout" svg:x1="11.41cm" svg:y1="2.788cm" svg:x2="10.962cm" svg:y2="3.52cm">
          <text:p/>
        </draw:line>
        <draw:line draw:style-name="gr33" draw:text-style-name="P32" draw:layer="layout" svg:x1="11.963cm" svg:y1="2.528cm" svg:x2="13.418cm" svg:y2="3.142cm">
          <text:p/>
        </draw:lin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9" draw:text-style-name="P32" draw:layer="layout" svg:x1="28cm" svg:y1="7.922cm" svg:x2="0cm" svg:y2="7.922cm">
          <text:p/>
        </draw:line>
        <draw:frame draw:style-name="gr40" draw:text-style-name="P32" draw:layer="layout" svg:width="5.463cm" svg:height="4.802cm" svg:x="8.284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line draw:style-name="gr41" draw:text-style-name="P32" draw:layer="layout" svg:x1="11.015cm" svg:y1="7.922cm" svg:x2="11.015cm" svg:y2="5.434cm">
          <text:p/>
        </draw:line>
        <draw:frame draw:style-name="gr40" draw:text-style-name="P32" draw:layer="layout" svg:width="5.463cm" svg:height="4.802cm" svg:x="20.222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line draw:style-name="gr39" draw:text-style-name="P32" draw:layer="layout" svg:x1="22.953cm" svg:y1="7.922cm" svg:x2="22.953cm" svg:y2="5.434cm">
          <text:p/>
        </draw:line>
        <draw:frame draw:style-name="gr40" draw:text-style-name="P32" draw:layer="layout" svg:width="5.463cm" svg:height="4.802cm" svg:x="14.253cm" svg:y="9.81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line draw:style-name="gr42" draw:text-style-name="P32" draw:layer="layout" svg:x1="16.984cm" svg:y1="10.41cm" svg:x2="16.984cm" svg:y2="7.922cm">
          <text:p/>
        </draw:line>
        <draw:frame draw:style-name="gr40" draw:text-style-name="P32" draw:layer="layout" svg:width="5.463cm" svg:height="4.802cm" svg:x="2.315cm" svg:y="9.79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line draw:style-name="gr41" draw:text-style-name="P32" draw:layer="layout" svg:x1="5.046cm" svg:y1="10.39cm" svg:x2="5.046cm" svg:y2="7.902cm">
          <text:p/>
        </draw:line>
        <draw:line draw:style-name="gr41" draw:text-style-name="P32" draw:layer="layout" svg:x1="11.126cm" svg:y1="7.922cm" svg:x2="4.946cm" svg:y2="7.922cm">
          <text:p/>
        </draw:line>
        <draw:line draw:style-name="gr42" draw:text-style-name="P32" draw:layer="layout" svg:x1="17.097cm" svg:y1="7.922cm" svg:x2="12.931cm" svg:y2="7.922cm">
          <text:p/>
        </draw:line>
        <draw:frame draw:style-name="gr40" draw:text-style-name="P32" draw:layer="layout" svg:width="1.96cm" svg:height="1.96cm" svg:x="10.971cm" svg:y="6.945cm">
          <draw:image xlink:href="Pictures/1000010C00000295000002958DF186621D7856FC.svg" xlink:type="simple" xlink:show="embed" xlink:actuate="onLoad" draw:mime-type="image/svg+xml">
            <text:p/>
          </draw:image>
          <draw:image xlink:href="Pictures/1000000100000019000000195DC0196482DACD51.png" xlink:type="simple" xlink:show="embed" xlink:actuate="onLoad" draw:mime-type="image/png"/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0" draw:text-style-name="P32" draw:layer="layout" svg:width="5.463cm" svg:height="4.802cm" svg:x="11.269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frame draw:style-name="gr40" draw:text-style-name="P32" draw:layer="layout" svg:width="5.463cm" svg:height="4.802cm" svg:x="20.73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frame draw:style-name="gr40" draw:text-style-name="P32" draw:layer="layout" svg:width="5.463cm" svg:height="4.802cm" svg:x="1.80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23E150D4338E0328.png" xlink:type="simple" xlink:show="embed" xlink:actuate="onLoad" draw:mime-type="image/png"/>
        </draw:frame>
        <draw:frame draw:style-name="gr40" draw:text-style-name="P32" draw:layer="layout" svg:width="3.863cm" svg:height="3.863cm" svg:x="11.558cm" svg:y="1.522cm">
          <draw:image xlink:href="Pictures/10000373000001C2000001C23FD188C3196B07A0.svg" xlink:type="simple" xlink:show="embed" xlink:actuate="onLoad" draw:mime-type="image/svg+xml">
            <text:p/>
          </draw:image>
          <draw:image xlink:href="Pictures/100000010000001100000011CCDE755A5EE839D5.png" xlink:type="simple" xlink:show="embed" xlink:actuate="onLoad" draw:mime-type="image/png"/>
        </draw:frame>
        <draw:line draw:style-name="gr41" draw:text-style-name="P32" draw:layer="layout" svg:x1="5.741cm" svg:y1="9.708cm" svg:x2="11.765cm" svg:y2="4.842cm">
          <text:p/>
        </draw:line>
        <draw:line draw:style-name="gr39" draw:text-style-name="P32" draw:layer="layout" svg:x1="21.238cm" svg:y1="9.708cm" svg:x2="15.214cm" svg:y2="4.842cm">
          <text:p/>
        </draw:line>
        <draw:line draw:style-name="gr41" draw:text-style-name="P32" draw:layer="layout" svg:x1="13.489cm" svg:y1="9.874cm" svg:x2="13.489cm" svg:y2="4.983cm">
          <text:p/>
        </draw:line>
        <draw:custom-shape draw:style-name="gr43" draw:text-style-name="P37" draw:layer="layout" svg:width="2.933cm" svg:height="0.59cm" svg:x="8.614cm" svg:y="2.85cm">
          <text:p text:style-name="P36"><text:span text:style-name="T5">Switch</text:span></text:p>
          <draw:enhanced-geometry svg:viewBox="0 0 21600 21600" draw:type="rectangle" draw:enhanced-path="M 0 0 L 21600 0 21600 21600 0 21600 0 0 Z N"/>
        </draw:custom-shape>
        <draw:line draw:style-name="gr44" draw:text-style-name="P32" draw:layer="layout" svg:x1="6.167cm" svg:y1="8.754cm" svg:x2="10.559cm" svg:y2="5.207cm">
          <text:p/>
        </draw:line>
        <draw:line draw:style-name="gr45" draw:text-style-name="P32" draw:layer="layout" svg:x1="11.269cm" svg:y1="5.878cm" svg:x2="6.877cm" svg:y2="9.425cm">
          <text:p/>
        </draw:line>
        <draw:custom-shape draw:style-name="gr43" draw:text-style-name="P39" draw:layer="layout" svg:width="2.933cm" svg:height="0.59cm" svg:x="6.356cm" svg:y="6.086cm">
          <text:p text:style-name="P38"><text:span text:style-name="T6">Send</text:span></text:p>
          <draw:enhanced-geometry svg:viewBox="0 0 21600 21600" draw:type="rectangle" draw:enhanced-path="M 0 0 L 21600 0 21600 21600 0 21600 0 0 Z N"/>
        </draw:custom-shape>
        <draw:custom-shape draw:style-name="gr43" draw:text-style-name="P41" draw:layer="layout" svg:width="2.933cm" svg:height="0.59cm" svg:x="8.701cm" svg:y="7.821cm">
          <text:p text:style-name="P40"><text:span text:style-name="T7">Rece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40" draw:text-style-name="P32" draw:layer="layout" svg:width="5.463cm" svg:height="4.802cm" svg:x="19.098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23E150D4338E0328.png" xlink:type="simple" xlink:show="embed" xlink:actuate="onLoad" draw:mime-type="image/png"/>
          </draw:frame>
          <draw:frame draw:style-name="gr40" draw:text-style-name="P32" draw:layer="layout" svg:width="5.463cm" svg:height="4.802cm" svg:x="19.098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23E150D4338E0328.png" xlink:type="simple" xlink:show="embed" xlink:actuate="onLoad" draw:mime-type="image/png"/>
          </draw:frame>
        </draw:g>
        <draw:g>
          <draw:frame draw:style-name="gr40" draw:text-style-name="P32" draw:layer="layout" svg:width="5.463cm" svg:height="4.802cm" svg:x="3.439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23E150D4338E0328.png" xlink:type="simple" xlink:show="embed" xlink:actuate="onLoad" draw:mime-type="image/png"/>
          </draw:frame>
          <draw:frame draw:style-name="gr40" draw:text-style-name="P32" draw:layer="layout" svg:width="5.463cm" svg:height="4.802cm" svg:x="3.439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23E150D4338E0328.png" xlink:type="simple" xlink:show="embed" xlink:actuate="onLoad" draw:mime-type="image/png"/>
          </draw:frame>
        </draw:g>
        <draw:g>
          <draw:custom-shape draw:style-name="gr46" draw:text-style-name="P32" draw:layer="layout" svg:width="8.032cm" svg:height="8.032cm" svg:x="9.99cm" svg:y="3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9" draw:text-style-name="P32" draw:layer="layout" svg:x1="10.802cm" svg:y1="10.253cm" svg:x2="9.408cm" svg:y2="11.64cm">
              <text:p/>
            </draw:line>
            <draw:g>
              <draw:line draw:style-name="gr39" draw:text-style-name="P32" draw:layer="layout" svg:x1="10.817cm" svg:y1="5.498cm" svg:x2="9.423cm" svg:y2="4.111cm">
                <text:p/>
              </draw:line>
              <draw:line draw:style-name="gr39" draw:text-style-name="P32" draw:layer="layout" svg:x1="17.196cm" svg:y1="5.499cm" svg:x2="18.59cm" svg:y2="4.112cm">
                <text:p/>
              </draw:line>
              <draw:line draw:style-name="gr39" draw:text-style-name="P32" draw:layer="layout" svg:x1="17.196cm" svg:y1="10.254cm" svg:x2="18.59cm" svg:y2="11.641cm">
                <text:p/>
              </draw:line>
            </draw:g>
          </draw:g>
        </draw:g>
        <draw:custom-shape draw:style-name="gr47" draw:text-style-name="P42" draw:layer="layout" svg:width="0.703cm" svg:height="0.703cm" svg:x="8.902cm" svg:y="9.10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48" draw:text-style-name="P32" draw:layer="layout" svg:x1="9.612cm" svg:y1="8.427cm" svg:x2="10.175cm" svg:y2="10.157cm">
          <text:p/>
        </draw:line>
        <draw:custom-shape draw:style-name="gr49" draw:text-style-name="P44" draw:layer="layout" svg:width="6.432cm" svg:height="1.339cm" svg:x="3.106cm" svg:y="7.362cm">
          <text:p text:style-name="P43"><text:span text:style-name="T8">Token</text:span></text:p>
          <text:p text:style-name="P43"><text:span text:style-name="T8">(Transmission rig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1-06T12:48:50.771234191</dc:date>
    <meta:editing-duration>PT3H11M7S</meta:editing-duration>
    <meta:editing-cycles>13</meta:editing-cycles>
    <meta:generator>LibreOffice/7.4.2.3$Linux_X86_64 LibreOffice_project/40$Build-3</meta:generator>
    <meta:document-statistic meta:object-count="176"/>
  </office:meta>
</office:document-meta>
</file>